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18"/>
    <style:style style:name="P48" style:family="paragraph" style:parent-style-name="Standard" style:list-style-name="L19"/>
    <style:style style:name="P49" style:family="paragraph" style:parent-style-name="Heading_20_2">
      <style:text-properties officeooo:paragraph-rsid="003ee09f"/>
    </style:style>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text-properties officeooo:rsid="0027a9a3" officeooo:paragraph-rsid="0027a9a3"/>
    </style:style>
    <style:style style:name="P53" style:family="paragraph" style:parent-style-name="Standard" style:list-style-name="L22">
      <style:text-properties officeooo:rsid="0029bb1f" officeooo:paragraph-rsid="0029bb1f"/>
    </style:style>
    <style:style style:name="P54" style:family="paragraph" style:parent-style-name="Standard" style:list-style-name="L22">
      <style:text-properties officeooo:rsid="002d1906" officeooo:paragraph-rsid="002d1906"/>
    </style:style>
    <style:style style:name="P55" style:family="paragraph" style:parent-style-name="Standard" style:list-style-name="L23"/>
    <style:style style:name="P56" style:family="paragraph" style:parent-style-name="Heading_20_2">
      <style:text-properties officeooo:paragraph-rsid="003554bc"/>
    </style:style>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26"/>
    <style:style style:name="P60" style:family="paragraph" style:parent-style-name="Standard" style:list-style-name="L26">
      <style:text-properties officeooo:rsid="003554bc" officeooo:paragraph-rsid="003554bc"/>
    </style:style>
    <style:style style:name="P61" style:family="paragraph" style:parent-style-name="Standard">
      <style:text-properties officeooo:rsid="003554bc" officeooo:paragraph-rsid="003554bc"/>
    </style:style>
    <style:style style:name="P62" style:family="paragraph" style:parent-style-name="Heading_20_2">
      <style:text-properties officeooo:paragraph-rsid="0037dca3"/>
    </style:style>
    <style:style style:name="P63" style:family="paragraph" style:parent-style-name="Standard" style:list-style-name="L27"/>
    <style:style style:name="P64" style:family="paragraph" style:parent-style-name="Standard" style:list-style-name="L28"/>
    <style:style style:name="P65"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f275d"/>
    </style:style>
    <style:style style:name="T14" style:family="text">
      <style:text-properties officeooo:rsid="00307e67"/>
    </style:style>
    <style:style style:name="T15" style:family="text">
      <style:text-properties officeooo:rsid="003171da"/>
    </style:style>
    <style:style style:name="T16" style:family="text">
      <style:text-properties officeooo:rsid="0031f43c"/>
    </style:style>
    <style:style style:name="T17" style:family="text">
      <style:text-properties officeooo:rsid="0040d20e"/>
    </style:style>
    <style:style style:name="T18" style:family="text">
      <style:text-properties fo:font-weight="normal" officeooo:rsid="003ee09f" style:font-weight-asian="normal" style:font-weight-complex="normal"/>
    </style:style>
    <style:style style:name="T19" style:family="text">
      <style:text-properties officeooo:rsid="003ee09f"/>
    </style:style>
    <style:style style:name="T20" style:family="text">
      <style:text-properties officeooo:rsid="003554bc"/>
    </style:style>
    <style:style style:name="T21" style:family="text">
      <style:text-properties officeooo:rsid="0037dca3"/>
    </style:style>
    <style:style style:name="T22"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44101016"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41152317639504" text:continue-list="list844101016"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Reduktion der durchschnittlichen Wartezeit um mindestens 30 %</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41153196153773" text:continue-list="list141152317639504"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41152936069156" text:continue-list="list141153196153773"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41152525464003" text:continue-list="list141152936069156"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13">5</text:span>.1 <text:span text:style-name="T14">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3">5</text:span><text:span text:style-name="T15">.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3">5</text:span><text:span text:style-name="T16">.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41152691261537" text:continue-list="list141152525464003"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17">6</text:span>.1 Performance<text:bookmark-end text:name="__RefHeading___Toc6838_3608300767"/></text:h>
      <text:list text:style-name="L16">
        <text:list-item>
          <text:p text:style-name="P43">Das System muss Ladezeiten von &lt; 2 Sekunden für alle Seiten und Funktionen bieten.</text:p>
        </text:list-item>
        <text:list-item>
          <text:p text:style-name="P43"><text:soft-page-break/>Das System muss gleichzeitige Zugriffe von bis zu 500 Nutzern ohne Leistungseinbußen verarbeiten können.</text:p>
        </text:list-item>
      </text:list>
      <text:h text:style-name="P44" text:outline-level="2"><text:bookmark-start text:name="__RefHeading___Toc6840_3608300767"/><text:span text:style-name="T17">6</text:span>.2 Sicherheit<text:bookmark-end text:name="__RefHeading___Toc6840_3608300767"/></text:h>
      <text:list text:style-name="L17">
        <text:list-item>
          <text:p text:style-name="P45">Verarbeitung personenbezogener Daten <text:span text:style-name="Strong_20_Emphasis"><text:span text:style-name="T9">DSGVO-konform</text:span></text:span><text:span text:style-name="T9">.</text:span></text:p>
        </text:list-item>
        <text:list-item>
          <text:p text:style-name="P45">Zugriff auf sensible Daten nur über <text:span text:style-name="Strong_20_Emphasis"><text:span text:style-name="T9">authentifizierte Benutzerkonten</text:span></text:span><text:span text:style-name="T9">.</text:span></text:p>
        </text:list-item>
        <text:list-item>
          <text:p text:style-name="P46"><text:span text:style-name="Strong_20_Emphasis"><text:span text:style-name="T9">Verschlüsselung</text:span></text:span> aller Datenübertragungen (HTTPS/TLS).</text:p>
        </text:list-item>
        <text:list-item>
          <text:p text:style-name="P46">Protokollierung aller Nutzeraktionen (Audit-Trail).</text:p>
        </text:list-item>
      </text:list>
      <text:h text:style-name="Heading_20_2" text:outline-level="2"><text:bookmark-start text:name="__RefHeading___Toc6842_3608300767"/><text:span text:style-name="T17">6</text:span>.3 Verfügbarkeit<text:bookmark-end text:name="__RefHeading___Toc6842_3608300767"/></text:h>
      <text:list text:style-name="L18">
        <text:list-item>
          <text:p text:style-name="P47">System muss <text:span text:style-name="Strong_20_Emphasis"><text:span text:style-name="T9">9</text:span></text:span><text:span text:style-name="Strong_20_Emphasis"><text:span text:style-name="T18">8</text:span></text:span><text:span text:style-name="Strong_20_Emphasis"><text:span text:style-name="T9"> % Verfügbarkeit pro Monat</text:span></text:span> gewährleisten.</text:p>
        </text:list-item>
        <text:list-item>
          <text:p text:style-name="P47">Automatische <text:span text:style-name="Strong_20_Emphasis"><text:span text:style-name="T9">Fehlererkennung und Backup</text:span></text:span> der Daten mindestens einmal täglich.</text:p>
        </text:list-item>
        <text:list-item>
          <text:p text:style-name="P47">Wiederherstellbarkeit des Systems im Notfall innerhalb von<text:span text:style-name="T9"> </text:span><text:span text:style-name="Strong_20_Emphasis"><text:span text:style-name="T9">4 Stunden</text:span></text:span><text:span text:style-name="T9">.</text:span></text:p>
        </text:list-item>
      </text:list>
      <text:h text:style-name="Heading_20_2" text:outline-level="2"><text:bookmark-start text:name="__RefHeading___Toc6844_3608300767"/><text:span text:style-name="T17">6</text:span>.4 Benutzbarkeit<text:bookmark-end text:name="__RefHeading___Toc6844_3608300767"/></text:h>
      <text:list text:style-name="L19">
        <text:list-item>
          <text:p text:style-name="P48">Intuitive, leicht verständliche Benutzeroberfläche für alle Nutzergruppen.</text:p>
        </text:list-item>
        <text:list-item>
          <text:p text:style-name="P48">Online-Hilfe, Tooltips und kurze Anleitung verfügbar.</text:p>
        </text:list-item>
        <text:list-item>
          <text:p text:style-name="P48">Minimaler Schulungsaufwand: Sicherheitsdienst und Unternehmensmitarbeitende sollen das System <text:span text:style-name="Strong_20_Emphasis"><text:span text:style-name="T9">innerhalb eines Tages einlernen</text:span></text:span> können.</text:p>
        </text:list-item>
      </text:list>
      <text:h text:style-name="P49" text:outline-level="2"><text:bookmark-start text:name="__RefHeading___Toc6844_3608300767 Kopie 1"/><text:span text:style-name="T17">6</text:span>.<text:span text:style-name="T19">5</text:span> Skalierbarkeit<text:bookmark-end text:name="__RefHeading___Toc6844_3608300767 Kopie 1"/></text:h>
      <text:list text:style-name="L20">
        <text:list-item>
          <text:p text:style-name="P50">Das System muss erweiterbar sein für <text:span text:style-name="Strong_20_Emphasis"><text:span text:style-name="T9">künftige Funktionen</text:span></text:span> wie z. B. Besucherstatistiken, mobile Apps oder Schnittstellen zu Partnerunternehmen.</text:p>
        </text:list-item>
      </text:list>
      <text:h text:style-name="P49" text:outline-level="2"><text:bookmark-start text:name="__RefHeading___Toc6844_3608300767 Kopie 2"/><text:span text:style-name="T17">6</text:span>.<text:span text:style-name="T19">6</text:span> Wartbarkeit<text:bookmark-end text:name="__RefHeading___Toc6844_3608300767 Kopie 2"/></text:h>
      <text:list text:style-name="L21">
        <text:list-item>
          <text:p text:style-name="P51">Zentrale Administration durch IT-Team möglich.</text:p>
        </text:list-item>
        <text:list-item>
          <text:p text:style-name="P51">Einfache Konfiguration von Nutzerrechten und Einstellungen.</text:p>
        </text:list-item>
        <text:list-item>
          <text:p text:style-name="P51">Dokumentation und Code so gepflegt, dass <text:span text:style-name="Strong_20_Emphasis"><text:span text:style-name="T9">Updates innerhalb von </text:span></text:span><text:span text:style-name="Strong_20_Emphasis"><text:span text:style-name="T18">2</text:span></text:span><text:span text:style-name="Strong_20_Emphasis"><text:span text:style-name="T9">–</text:span></text:span><text:span text:style-name="Strong_20_Emphasis"><text:span text:style-name="T18">5</text:span></text:span><text:span text:style-name="Strong_20_Emphasis"><text:span text:style-name="T9"> Tagen</text:span></text:span> durchgeführt werden können.</text:p>
        </text:list-item>
      </text:list>
      <text:list xml:id="list141152795922114" text:continue-list="list141152691261537"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2">Projektbudget: 150.000€ – 250.000€</text:p>
        </text:list-item>
        <text:list-item>
          <text:p text:style-name="P52">Zeitrahmen: 1 Jahr</text:p>
        </text:list-item>
        <text:list-item>
          <text:p text:style-name="P53">Datenschutz und Informationssicherheit muss gewährleistet sein.</text:p>
        </text:list-item>
        <text:list-item>
          <text:p text:style-name="P54">Webbasierte Lösung</text:p>
        </text:list-item>
        <text:list-item>
          <text:p text:style-name="P54">Nutzung über bestehende IT-Infrastruktur</text:p>
        </text:list-item>
        <text:list-item>
          <text:p text:style-name="P54">Integration in bestehende Intranet-Umgebung</text:p>
        </text:list-item>
      </text:list>
      <text:list xml:id="list141151661656106" text:continue-list="list141152795922114" text:style-name="WWNum8">
        <text:list-item>
          <text:h text:style-name="Heading_20_1" text:outline-level="1"><text:bookmark-start text:name="__RefHeading___Toc6848_3608300767"/><text:soft-page-break/>Abnahmekriterien<text:bookmark-end text:name="__RefHeading___Toc6848_3608300767"/></text:h>
        </text:list-item>
      </text:list>
      <text:list text:style-name="L23">
        <text:list-item>
          <text:p text:style-name="P55">Reduktion der Wartezeiten an der Zufahrt</text:p>
        </text:list-item>
        <text:list-item>
          <text:p text:style-name="P55">Erhöhung der Voranmeldequote über 30%</text:p>
        </text:list-item>
        <text:list-item>
          <text:p text:style-name="P55">Verringerung manueller Prüfungen durch den Sicherheitsdienst</text:p>
        </text:list-item>
        <text:list-item>
          <text:p text:style-name="P55">Stabiler Betrieb mit kurzen Ladezeiten</text:p>
        </text:list-item>
      </text:list>
      <text:list xml:id="list141152441299266" text:continue-list="list141151661656106" text:style-name="WWNum8">
        <text:list-item>
          <text:h text:style-name="Heading_20_1" text:outline-level="1"><text:bookmark-start text:name="__RefHeading___Toc6850_3608300767"/>Liefergegenstände<text:bookmark-end text:name="__RefHeading___Toc6850_3608300767"/></text:h>
        </text:list-item>
      </text:list>
      <text:h text:style-name="P56" text:outline-level="2"><text:bookmark-start text:name="__RefHeading___Toc6838_3608300767 Kopie 1"/><text:span text:style-name="T20">9</text:span>.1 Digitale Besuchermanagementsoftware<text:bookmark-end text:name="__RefHeading___Toc6838_3608300767 Kopie 1"/></text:h>
      <text:list text:style-name="L24">
        <text:list-item>
          <text:p text:style-name="P57">Web-basiertes Portal für Besucheranmeldung, Check-in, Sicherheitsprüfung und Reporting</text:p>
        </text:list-item>
        <text:list-item>
          <text:p text:style-name="P57">Benutzerrollen: Besucher, Unternehmensmitarbeitende, Sicherheitsdienst/Facility Management, Administratoren</text:p>
        </text:list-item>
      </text:list>
      <text:p text:style-name="Standard"/>
      <text:h text:style-name="P56" text:outline-level="2"><text:bookmark-start text:name="__RefHeading___Toc6838_3608300767 Kopie 1 Kopie 1"/><text:span text:style-name="T20">9</text:span>.<text:span text:style-name="T20">2</text:span> Dokumentation<text:bookmark-end text:name="__RefHeading___Toc6838_3608300767 Kopie 1 Kopie 1"/></text:h>
      <text:list text:style-name="L25">
        <text:list-item>
          <text:p text:style-name="P58">Benutzerhandbuch für alle Nutzerrollen</text:p>
        </text:list-item>
        <text:list-item>
          <text:p text:style-name="P58">Administratorenhandbuch / Systemhandbuch</text:p>
        </text:list-item>
        <text:list-item>
          <text:p text:style-name="P58">Schnittstellen- und Integrationsdokumentation</text:p>
        </text:list-item>
      </text:list>
      <text:p text:style-name="Standard"/>
      <text:h text:style-name="P56" text:outline-level="2"><text:bookmark-start text:name="__RefHeading___Toc6838_3608300767 Kopie 1 Kopie 1 Kopie 1"/><text:span text:style-name="T20">9</text:span>.<text:span text:style-name="T20">3</text:span> <text:span text:style-name="T20">Schulung</text:span><text:bookmark-end text:name="__RefHeading___Toc6838_3608300767 Kopie 1 Kopie 1 Kopie 1"/></text:h>
      <text:list text:style-name="L26">
        <text:list-item>
          <text:p text:style-name="P59">Kurze Tutorials oder Videos für Unternehmensmitarbeitende zur Besucheranmeldung</text:p>
        </text:list-item>
        <text:list-item>
          <text:p text:style-name="P59">Einweisung Sicherheitsdienst / Facility Management</text:p>
        </text:list-item>
        <text:list-item>
          <text:p text:style-name="P60">Eine erste Einführung</text:p>
        </text:list-item>
      </text:list>
      <text:p text:style-name="P61"/>
      <text:h text:style-name="P62" text:outline-level="2"><text:bookmark-start text:name="__RefHeading___Toc6838_3608300767 Kopie 1 Kopie 1 Kopie 1 Kopie 1"/>9.<text:span text:style-name="T21">4</text:span> Test- und Abnahmeberichte<text:bookmark-end text:name="__RefHeading___Toc6838_3608300767 Kopie 1 Kopie 1 Kopie 1 Kopie 1"/></text:h>
      <text:list text:style-name="L27">
        <text:list-item>
          <text:p text:style-name="P63">Systemtestberichte (Funktionalität, Performance, Sicherheit)</text:p>
        </text:list-item>
        <text:list-item>
          <text:p text:style-name="P63">Abnahmeprotokolle mit Erfolgsnachweis</text:p>
        </text:list-item>
      </text:list>
      <text:list text:continue-list="list141152441299266"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4"><text:span text:style-name="T12">Walk-in-Besucher:</text:span> Besucher ohne vorherige Anmeldung</text:p>
        </text:list-item>
        <text:list-item>
          <text:p text:style-name="P64"><text:span text:style-name="T12">Besuchermanagement:</text:span> Prozesse zur Anmeldung, Prüfung und Steuerung von Besuchern</text:p>
        </text:list-item>
        <text:list-item>
          <text:p text:style-name="P64"><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58M</meta:editing-duration>
    <meta:editing-cycles>42</meta:editing-cycles>
    <meta:generator>LibreOffice/25.8.4.2$MacOSX_AARCH64 LibreOffice_project/290daaa01b999472f0c7a3890eb6a550fd74c6df</meta:generator>
    <dc:date>2026-01-03T14:11:51.034029000</dc:date>
    <meta:document-statistic meta:table-count="1" meta:image-count="1" meta:object-count="0" meta:page-count="7" meta:paragraph-count="152" meta:word-count="928" meta:character-count="7656" meta:non-whitespace-character-count="6974"/>
  </office:meta>
</office:document-meta>
</file>